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1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Hue Matiz (0-360)</text:p>
          </table:table-cell>
          <table:table-cell office:value-type="string" calcext:value-type="string">
            <text:p>Saturacion (0-1)</text:p>
          </table:table-cell>
          <table:table-cell office:value-type="string" calcext:value-type="string">
            <text:p>Valor (0-1)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5-0.46-0.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-0.46-0.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2];&quot;-&quot;;[.H2];&quot;-&quot;;[.I2])" office:value-type="string" office:string-value="0-0.333-1" calcext:value-type="string">
            <text:p>0-0.333-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J2]" office:value-type="string" office:string-value="0-0.333-1" calcext:value-type="string">
            <text:p>0-0.333-1</text:p>
          </table:table-cell>
          <table:table-cell office:value-type="float" office:value="22" calcext:value-type="float">
            <text:p>22</text:p>
          </table:table-cell>
          <table:table-cell table:formula="of:=[.M2]" office:value-type="string" office:string-value="0-0.333-1" calcext:value-type="string">
            <text:p>0-0.333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0-0.33-0.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0-0.33-0.60</text:p>
          </table:table-cell>
          <table:table-cell table:number-columns-repeated="2"/>
          <table:table-cell table:formula="of:=[.G2]+45" office:value-type="float" office:value="45" calcext:value-type="float">
            <text:p>45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3];&quot;-&quot;;[.H3];&quot;-&quot;;[.I3])" office:value-type="string" office:string-value="45-0.333-1" calcext:value-type="string">
            <text:p>45-0.333-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J3]" office:value-type="string" office:string-value="45-0.333-1" calcext:value-type="string">
            <text:p>45-0.333-1</text:p>
          </table:table-cell>
          <table:table-cell office:value-type="float" office:value="23" calcext:value-type="float">
            <text:p>23</text:p>
          </table:table-cell>
          <table:table-cell table:formula="of:=[.M3]" office:value-type="string" office:string-value="45-0.333-1" calcext:value-type="string">
            <text:p>45-0.333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0-0.33-0.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0-0.33-0.60</text:p>
          </table:table-cell>
          <table:table-cell table:number-columns-repeated="2"/>
          <table:table-cell table:formula="of:=[.G3]+45"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4];&quot;-&quot;;[.H4];&quot;-&quot;;[.I4])" office:value-type="string" office:string-value="90-0.333-1" calcext:value-type="string">
            <text:p>90-0.333-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J4]" office:value-type="string" office:string-value="90-0.333-1" calcext:value-type="string">
            <text:p>90-0.333-1</text:p>
          </table:table-cell>
          <table:table-cell office:value-type="float" office:value="24" calcext:value-type="float">
            <text:p>24</text:p>
          </table:table-cell>
          <table:table-cell table:formula="of:=[.M4]" office:value-type="string" office:string-value="90-0.333-1" calcext:value-type="string">
            <text:p>90-0.333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-0.46-0.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0-0.46-0.65</text:p>
          </table:table-cell>
          <table:table-cell table:number-columns-repeated="2"/>
          <table:table-cell table:formula="of:=[.G4]+45" office:value-type="float" office:value="135" calcext:value-type="float">
            <text:p>135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5];&quot;-&quot;;[.H5];&quot;-&quot;;[.I5])" office:value-type="string" office:string-value="135-0.333-1" calcext:value-type="string">
            <text:p>135-0.333-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J5]" office:value-type="string" office:string-value="135-0.333-1" calcext:value-type="string">
            <text:p>135-0.333-1</text:p>
          </table:table-cell>
          <table:table-cell office:value-type="float" office:value="25" calcext:value-type="float">
            <text:p>25</text:p>
          </table:table-cell>
          <table:table-cell table:formula="of:=[.M5]" office:value-type="string" office:string-value="135-0.333-1" calcext:value-type="string">
            <text:p>135-0.333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71-0.26-0.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1-0.26-0.58</text:p>
          </table:table-cell>
          <table:table-cell table:number-columns-repeated="2"/>
          <table:table-cell table:formula="of:=[.G5]+45" office:value-type="float" office:value="180" calcext:value-type="float">
            <text:p>18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6];&quot;-&quot;;[.H6];&quot;-&quot;;[.I6])" office:value-type="string" office:string-value="180-0.333-1" calcext:value-type="string">
            <text:p>180-0.333-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6]" office:value-type="string" office:string-value="180-0.333-1" calcext:value-type="string">
            <text:p>180-0.333-1</text:p>
          </table:table-cell>
          <table:table-cell office:value-type="float" office:value="26" calcext:value-type="float">
            <text:p>26</text:p>
          </table:table-cell>
          <table:table-cell table:formula="of:=[.M6]" office:value-type="string" office:string-value="180-0.333-1" calcext:value-type="string">
            <text:p>180-0.333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-0.464-0.6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-0.464-0.651</text:p>
          </table:table-cell>
          <table:table-cell table:number-columns-repeated="2"/>
          <table:table-cell table:formula="of:=[.G6]+45" office:value-type="float" office:value="225" calcext:value-type="float">
            <text:p>225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7];&quot;-&quot;;[.H7];&quot;-&quot;;[.I7])" office:value-type="string" office:string-value="225-0.333-1" calcext:value-type="string">
            <text:p>225-0.333-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J7]" office:value-type="string" office:string-value="225-0.333-1" calcext:value-type="string">
            <text:p>225-0.333-1</text:p>
          </table:table-cell>
          <table:table-cell office:value-type="float" office:value="27" calcext:value-type="float">
            <text:p>27</text:p>
          </table:table-cell>
          <table:table-cell table:formula="of:=[.M7]" office:value-type="string" office:string-value="225-0.333-1" calcext:value-type="string">
            <text:p>225-0.333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5-0.464-0.6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-0.464-0.651</text:p>
          </table:table-cell>
          <table:table-cell table:number-columns-repeated="2"/>
          <table:table-cell table:formula="of:=[.G7]+45" office:value-type="float" office:value="270" calcext:value-type="float">
            <text:p>27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8];&quot;-&quot;;[.H8];&quot;-&quot;;[.I8])" office:value-type="string" office:string-value="270-0.333-1" calcext:value-type="string">
            <text:p>270-0.333-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J8]" office:value-type="string" office:string-value="270-0.333-1" calcext:value-type="string">
            <text:p>270-0.333-1</text:p>
          </table:table-cell>
          <table:table-cell office:value-type="float" office:value="28" calcext:value-type="float">
            <text:p>28</text:p>
          </table:table-cell>
          <table:table-cell table:formula="of:=[.M8]" office:value-type="string" office:string-value="270-0.333-1" calcext:value-type="string">
            <text:p>270-0.333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0-0.464-0.6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-0.464-0.651</text:p>
          </table:table-cell>
          <table:table-cell table:number-columns-repeated="2"/>
          <table:table-cell table:formula="of:=[.G8]+45" office:value-type="float" office:value="315" calcext:value-type="float">
            <text:p>315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CONCATENATE([.G9];&quot;-&quot;;[.H9];&quot;-&quot;;[.I9])" office:value-type="string" office:string-value="315-0.333-1" calcext:value-type="string">
            <text:p>315-0.333-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J9]" office:value-type="string" office:string-value="315-0.333-1" calcext:value-type="string">
            <text:p>315-0.333-1</text:p>
          </table:table-cell>
          <table:table-cell office:value-type="float" office:value="31" calcext:value-type="float">
            <text:p>31</text:p>
          </table:table-cell>
          <table:table-cell table:formula="of:=[.M9]" office:value-type="string" office:string-value="315-0.333-1" calcext:value-type="string">
            <text:p>315-0.333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5-0.825-0.8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5-0.825-0.8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0];&quot;-&quot;;[.H10];&quot;-&quot;;[.I10])" office:value-type="string" office:string-value="0-0.666-1" calcext:value-type="string">
            <text:p>0-0.666-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J10]" office:value-type="string" office:string-value="0-0.666-1" calcext:value-type="string">
            <text:p>0-0.666-1</text:p>
          </table:table-cell>
          <table:table-cell office:value-type="float" office:value="32" calcext:value-type="float">
            <text:p>32</text:p>
          </table:table-cell>
          <table:table-cell table:formula="of:=[.M10]" office:value-type="string" office:string-value="0-0.666-1" calcext:value-type="string">
            <text:p>0-0.666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0-0.57-0.7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0-0.57-0.702</text:p>
          </table:table-cell>
          <table:table-cell table:number-columns-repeated="2"/>
          <table:table-cell table:formula="of:=[.G10]+45" office:value-type="float" office:value="45" calcext:value-type="float">
            <text:p>45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1];&quot;-&quot;;[.H11];&quot;-&quot;;[.I11])" office:value-type="string" office:string-value="45-0.666-1" calcext:value-type="string">
            <text:p>45-0.666-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J11]" office:value-type="string" office:string-value="45-0.666-1" calcext:value-type="string">
            <text:p>45-0.666-1</text:p>
          </table:table-cell>
          <table:table-cell office:value-type="float" office:value="33" calcext:value-type="float">
            <text:p>33</text:p>
          </table:table-cell>
          <table:table-cell table:formula="of:=[.M11]" office:value-type="string" office:string-value="45-0.666-1" calcext:value-type="string">
            <text:p>45-0.666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60-0.599-0.7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0-0.599-0.714</text:p>
          </table:table-cell>
          <table:table-cell table:number-columns-repeated="2"/>
          <table:table-cell table:formula="of:=[.G11]+45" office:value-type="float" office:value="90" calcext:value-type="float">
            <text:p>90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2];&quot;-&quot;;[.H12];&quot;-&quot;;[.I12])" office:value-type="string" office:string-value="90-0.666-1" calcext:value-type="string">
            <text:p>90-0.666-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J12]" office:value-type="string" office:string-value="90-0.666-1" calcext:value-type="string">
            <text:p>90-0.666-1</text:p>
          </table:table-cell>
          <table:table-cell office:value-type="float" office:value="34" calcext:value-type="float">
            <text:p>34</text:p>
          </table:table-cell>
          <table:table-cell table:formula="of:=[.M12]" office:value-type="string" office:string-value="90-0.666-1" calcext:value-type="string">
            <text:p>90-0.666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-0.750-0.8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0-0.750-0.800</text:p>
          </table:table-cell>
          <table:table-cell table:number-columns-repeated="2"/>
          <table:table-cell table:formula="of:=[.G12]+45" office:value-type="float" office:value="135" calcext:value-type="float">
            <text:p>135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3];&quot;-&quot;;[.H13];&quot;-&quot;;[.I13])" office:value-type="string" office:string-value="135-0.666-1" calcext:value-type="string">
            <text:p>135-0.666-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J13]" office:value-type="string" office:string-value="135-0.666-1" calcext:value-type="string">
            <text:p>135-0.666-1</text:p>
          </table:table-cell>
          <table:table-cell office:value-type="float" office:value="35" calcext:value-type="float">
            <text:p>35</text:p>
          </table:table-cell>
          <table:table-cell table:formula="of:=[.M13]" office:value-type="string" office:string-value="135-0.666-1" calcext:value-type="string">
            <text:p>135-0.666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0-0.464-0.6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0-0.464-0.651</text:p>
          </table:table-cell>
          <table:table-cell table:number-columns-repeated="2"/>
          <table:table-cell table:formula="of:=[.G13]+45" office:value-type="float" office:value="180" calcext:value-type="float">
            <text:p>180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4];&quot;-&quot;;[.H14];&quot;-&quot;;[.I14])" office:value-type="string" office:string-value="180-0.666-1" calcext:value-type="string">
            <text:p>180-0.666-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J14]" office:value-type="string" office:string-value="180-0.666-1" calcext:value-type="string">
            <text:p>180-0.666-1</text:p>
          </table:table-cell>
          <table:table-cell office:value-type="float" office:value="36" calcext:value-type="float">
            <text:p>36</text:p>
          </table:table-cell>
          <table:table-cell table:formula="of:=[.M14]" office:value-type="string" office:string-value="180-0.666-1" calcext:value-type="string">
            <text:p>180-0.666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-0.825-0.8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-0.825-0.851</text:p>
          </table:table-cell>
          <table:table-cell table:number-columns-repeated="2"/>
          <table:table-cell table:formula="of:=[.G14]+45" office:value-type="float" office:value="225" calcext:value-type="float">
            <text:p>225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5];&quot;-&quot;;[.H15];&quot;-&quot;;[.I15])" office:value-type="string" office:string-value="225-0.666-1" calcext:value-type="string">
            <text:p>225-0.666-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J15]" office:value-type="string" office:string-value="225-0.666-1" calcext:value-type="string">
            <text:p>225-0.666-1</text:p>
          </table:table-cell>
          <table:table-cell office:value-type="float" office:value="37" calcext:value-type="float">
            <text:p>37</text:p>
          </table:table-cell>
          <table:table-cell table:formula="of:=[.M15]" office:value-type="string" office:string-value="225-0.666-1" calcext:value-type="string">
            <text:p>225-0.666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5-0.825-0.8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5-0.825-0.851</text:p>
          </table:table-cell>
          <table:table-cell table:number-columns-repeated="2"/>
          <table:table-cell table:formula="of:=[.G15]+45" office:value-type="float" office:value="270" calcext:value-type="float">
            <text:p>270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6];&quot;-&quot;;[.H16];&quot;-&quot;;[.I16])" office:value-type="string" office:string-value="270-0.666-1" calcext:value-type="string">
            <text:p>270-0.666-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J16]" office:value-type="string" office:string-value="270-0.666-1" calcext:value-type="string">
            <text:p>270-0.666-1</text:p>
          </table:table-cell>
          <table:table-cell office:value-type="float" office:value="38" calcext:value-type="float">
            <text:p>38</text:p>
          </table:table-cell>
          <table:table-cell table:formula="of:=[.M16]" office:value-type="string" office:string-value="270-0.666-1" calcext:value-type="string">
            <text:p>270-0.666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0-0.825-0.8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0-0.825-0.851</text:p>
          </table:table-cell>
          <table:table-cell table:number-columns-repeated="2"/>
          <table:table-cell table:formula="of:=[.G16]+45" office:value-type="float" office:value="315" calcext:value-type="float">
            <text:p>315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formula="of:=CONCATENATE([.G17];&quot;-&quot;;[.H17];&quot;-&quot;;[.I17])" office:value-type="string" office:string-value="315-0.666-1" calcext:value-type="string">
            <text:p>315-0.666-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J17]" office:value-type="string" office:string-value="315-0.666-1" calcext:value-type="string">
            <text:p>315-0.666-1</text:p>
          </table:table-cell>
          <table:table-cell office:value-type="float" office:value="41" calcext:value-type="float">
            <text:p>41</text:p>
          </table:table-cell>
          <table:table-cell table:formula="of:=[.M17]" office:value-type="string" office:string-value="315-0.666-1" calcext:value-type="string">
            <text:p>315-0.666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5-1-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-1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18];&quot;-&quot;;[.H18];&quot;-&quot;;[.I18])" office:value-type="string" office:string-value="0-1-1" calcext:value-type="string">
            <text:p>0-1-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J18]" office:value-type="string" office:string-value="0-1-1" calcext:value-type="string">
            <text:p>0-1-1</text:p>
          </table:table-cell>
          <table:table-cell office:value-type="float" office:value="42" calcext:value-type="float">
            <text:p>42</text:p>
          </table:table-cell>
          <table:table-cell table:formula="of:=[.M18]" office:value-type="string" office:string-value="0-1-1" calcext:value-type="string">
            <text:p>0-1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20-0.750-0.8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0-0.750-0.800</text:p>
          </table:table-cell>
          <table:table-cell table:number-columns-repeated="2"/>
          <table:table-cell table:formula="of:=[.G18]+45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19];&quot;-&quot;;[.H19];&quot;-&quot;;[.I19])" office:value-type="string" office:string-value="45-1-1" calcext:value-type="string">
            <text:p>45-1-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19]" office:value-type="string" office:string-value="45-1-1" calcext:value-type="string">
            <text:p>45-1-1</text:p>
          </table:table-cell>
          <table:table-cell office:value-type="float" office:value="43" calcext:value-type="float">
            <text:p>43</text:p>
          </table:table-cell>
          <table:table-cell table:formula="of:=[.M19]" office:value-type="string" office:string-value="45-1-1" calcext:value-type="string">
            <text:p>45-1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0-0.750-0.8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0-0.750-0.800</text:p>
          </table:table-cell>
          <table:table-cell table:number-columns-repeated="2"/>
          <table:table-cell table:formula="of:=[.G19]+45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0];&quot;-&quot;;[.H20];&quot;-&quot;;[.I20])" office:value-type="string" office:string-value="90-1-1" calcext:value-type="string">
            <text:p>90-1-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J20]" office:value-type="string" office:string-value="90-1-1" calcext:value-type="string">
            <text:p>90-1-1</text:p>
          </table:table-cell>
          <table:table-cell office:value-type="float" office:value="44" calcext:value-type="float">
            <text:p>44</text:p>
          </table:table-cell>
          <table:table-cell table:formula="of:=[.M20]" office:value-type="string" office:string-value="90-1-1" calcext:value-type="string">
            <text:p>90-1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-0.887-0.9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0-0.887-0.902</text:p>
          </table:table-cell>
          <table:table-cell table:number-columns-repeated="2"/>
          <table:table-cell table:formula="of:=[.G20]+45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1];&quot;-&quot;;[.H21];&quot;-&quot;;[.I21])" office:value-type="string" office:string-value="135-1-1" calcext:value-type="string">
            <text:p>135-1-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J21]" office:value-type="string" office:string-value="135-1-1" calcext:value-type="string">
            <text:p>135-1-1</text:p>
          </table:table-cell>
          <table:table-cell office:value-type="float" office:value="45" calcext:value-type="float">
            <text:p>45</text:p>
          </table:table-cell>
          <table:table-cell table:formula="of:=[.M21]" office:value-type="string" office:string-value="135-1-1" calcext:value-type="string">
            <text:p>135-1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70-0.750-0.8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0-0.750-0.800</text:p>
          </table:table-cell>
          <table:table-cell table:number-columns-repeated="2"/>
          <table:table-cell table:formula="of:=[.G21]+45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2];&quot;-&quot;;[.H22];&quot;-&quot;;[.I22])" office:value-type="string" office:string-value="180-1-1" calcext:value-type="string">
            <text:p>180-1-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J22]" office:value-type="string" office:string-value="180-1-1" calcext:value-type="string">
            <text:p>180-1-1</text:p>
          </table:table-cell>
          <table:table-cell office:value-type="float" office:value="46" calcext:value-type="float">
            <text:p>46</text:p>
          </table:table-cell>
          <table:table-cell table:formula="of:=[.M22]" office:value-type="string" office:string-value="180-1-1" calcext:value-type="string">
            <text:p>180-1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-1-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-1-1</text:p>
          </table:table-cell>
          <table:table-cell table:number-columns-repeated="2"/>
          <table:table-cell table:formula="of:=[.G22]+45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3];&quot;-&quot;;[.H23];&quot;-&quot;;[.I23])" office:value-type="string" office:string-value="225-1-1" calcext:value-type="string">
            <text:p>225-1-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J23]" office:value-type="string" office:string-value="225-1-1" calcext:value-type="string">
            <text:p>225-1-1</text:p>
          </table:table-cell>
          <table:table-cell office:value-type="float" office:value="47" calcext:value-type="float">
            <text:p>47</text:p>
          </table:table-cell>
          <table:table-cell table:formula="of:=[.M23]" office:value-type="string" office:string-value="225-1-1" calcext:value-type="string">
            <text:p>225-1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5-1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-1-1</text:p>
          </table:table-cell>
          <table:table-cell table:number-columns-repeated="2"/>
          <table:table-cell table:formula="of:=[.G23]+45"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4];&quot;-&quot;;[.H24];&quot;-&quot;;[.I24])" office:value-type="string" office:string-value="270-1-1" calcext:value-type="string">
            <text:p>270-1-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J24]" office:value-type="string" office:string-value="270-1-1" calcext:value-type="string">
            <text:p>270-1-1</text:p>
          </table:table-cell>
          <table:table-cell office:value-type="float" office:value="48" calcext:value-type="float">
            <text:p>48</text:p>
          </table:table-cell>
          <table:table-cell table:formula="of:=[.M24]" office:value-type="string" office:string-value="270-1-1" calcext:value-type="string">
            <text:p>270-1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0-1-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0-1-1</text:p>
          </table:table-cell>
          <table:table-cell table:number-columns-repeated="2"/>
          <table:table-cell table:formula="of:=[.G24]+45"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G25];&quot;-&quot;;[.H25];&quot;-&quot;;[.I25])" office:value-type="string" office:string-value="315-1-1" calcext:value-type="string">
            <text:p>315-1-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J25]" office:value-type="string" office:string-value="315-1-1" calcext:value-type="string">
            <text:p>315-1-1</text:p>
          </table:table-cell>
          <table:table-cell office:value-type="float" office:value="49" calcext:value-type="float">
            <text:p>49</text:p>
          </table:table-cell>
          <table:table-cell table:formula="of:=[.M25]" office:value-type="string" office:string-value="315-1-1" calcext:value-type="string">
            <text:p>315-1-1</text:p>
          </table:table-cell>
        </table:table-row>
      </table:table>
      <table:table table:name="Version 2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1];&quot;-&quot;;[.B1];&quot;-&quot;;[.C1])" office:value-type="string" office:string-value="0-0.25-1" calcext:value-type="string">
            <text:p>0-0.25-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1]" office:value-type="string" office:string-value="0-0.25-1" calcext:value-type="string">
            <text:p>0-0.25-1</text:p>
          </table:table-cell>
          <table:table-cell table:formula="of:=[.F2]" office:value-type="float" office:value="22" calcext:value-type="float">
            <text:p>22</text:p>
          </table:table-cell>
          <table:table-cell table:formula="of:=[.G1]" office:value-type="string" office:string-value="0-0.25-1" calcext:value-type="string">
            <text:p>0-0.25-1</text:p>
          </table:table-cell>
        </table:table-row>
        <table:table-row table:style-name="ro1">
          <table:table-cell table:formula="of:=[.A1]+45"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2];&quot;-&quot;;[.B2];&quot;-&quot;;[.C2])" office:value-type="string" office:string-value="45-0.25-1" calcext:value-type="string">
            <text:p>45-0.25-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2]" office:value-type="string" office:string-value="45-0.25-1" calcext:value-type="string">
            <text:p>45-0.25-1</text:p>
          </table:table-cell>
          <table:table-cell table:formula="of:=[.F3]" office:value-type="float" office:value="23" calcext:value-type="float">
            <text:p>23</text:p>
          </table:table-cell>
          <table:table-cell table:formula="of:=[.G2]" office:value-type="string" office:string-value="45-0.25-1" calcext:value-type="string">
            <text:p>45-0.25-1</text:p>
          </table:table-cell>
        </table:table-row>
        <table:table-row table:style-name="ro1">
          <table:table-cell table:formula="of:=[.A2]+45"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3];&quot;-&quot;;[.B3];&quot;-&quot;;[.C3])" office:value-type="string" office:string-value="90-0.25-1" calcext:value-type="string">
            <text:p>90-0.25-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D3]" office:value-type="string" office:string-value="90-0.25-1" calcext:value-type="string">
            <text:p>90-0.25-1</text:p>
          </table:table-cell>
          <table:table-cell table:formula="of:=[.F4]" office:value-type="float" office:value="24" calcext:value-type="float">
            <text:p>24</text:p>
          </table:table-cell>
          <table:table-cell table:formula="of:=[.G3]" office:value-type="string" office:string-value="90-0.25-1" calcext:value-type="string">
            <text:p>90-0.25-1</text:p>
          </table:table-cell>
        </table:table-row>
        <table:table-row table:style-name="ro1">
          <table:table-cell table:formula="of:=[.A3]+45"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4];&quot;-&quot;;[.B4];&quot;-&quot;;[.C4])" office:value-type="string" office:string-value="135-0.25-1" calcext:value-type="string">
            <text:p>135-0.25-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4]" office:value-type="string" office:string-value="135-0.25-1" calcext:value-type="string">
            <text:p>135-0.25-1</text:p>
          </table:table-cell>
          <table:table-cell table:formula="of:=[.F5]" office:value-type="float" office:value="25" calcext:value-type="float">
            <text:p>25</text:p>
          </table:table-cell>
          <table:table-cell table:formula="of:=[.G4]" office:value-type="string" office:string-value="135-0.25-1" calcext:value-type="string">
            <text:p>135-0.25-1</text:p>
          </table:table-cell>
        </table:table-row>
        <table:table-row table:style-name="ro1">
          <table:table-cell table:formula="of:=[.A4]+45"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5];&quot;-&quot;;[.B5];&quot;-&quot;;[.C5])" office:value-type="string" office:string-value="180-0.25-1" calcext:value-type="string">
            <text:p>180-0.25-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5]" office:value-type="string" office:string-value="180-0.25-1" calcext:value-type="string">
            <text:p>180-0.25-1</text:p>
          </table:table-cell>
          <table:table-cell table:formula="of:=[.F6]" office:value-type="float" office:value="26" calcext:value-type="float">
            <text:p>26</text:p>
          </table:table-cell>
          <table:table-cell table:formula="of:=[.G5]" office:value-type="string" office:string-value="180-0.25-1" calcext:value-type="string">
            <text:p>180-0.25-1</text:p>
          </table:table-cell>
        </table:table-row>
        <table:table-row table:style-name="ro1">
          <table:table-cell table:formula="of:=[.A5]+45"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6];&quot;-&quot;;[.B6];&quot;-&quot;;[.C6])" office:value-type="string" office:string-value="225-0.25-1" calcext:value-type="string">
            <text:p>225-0.25-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6]" office:value-type="string" office:string-value="225-0.25-1" calcext:value-type="string">
            <text:p>225-0.25-1</text:p>
          </table:table-cell>
          <table:table-cell table:formula="of:=[.F7]" office:value-type="float" office:value="27" calcext:value-type="float">
            <text:p>27</text:p>
          </table:table-cell>
          <table:table-cell table:formula="of:=[.G6]" office:value-type="string" office:string-value="225-0.25-1" calcext:value-type="string">
            <text:p>225-0.25-1</text:p>
          </table:table-cell>
        </table:table-row>
        <table:table-row table:style-name="ro1">
          <table:table-cell table:formula="of:=[.A6]+45"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7];&quot;-&quot;;[.B7];&quot;-&quot;;[.C7])" office:value-type="string" office:string-value="270-0.25-1" calcext:value-type="string">
            <text:p>270-0.25-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D7]" office:value-type="string" office:string-value="270-0.25-1" calcext:value-type="string">
            <text:p>270-0.25-1</text:p>
          </table:table-cell>
          <table:table-cell table:formula="of:=[.F8]" office:value-type="float" office:value="28" calcext:value-type="float">
            <text:p>28</text:p>
          </table:table-cell>
          <table:table-cell table:formula="of:=[.G7]" office:value-type="string" office:string-value="270-0.25-1" calcext:value-type="string">
            <text:p>270-0.25-1</text:p>
          </table:table-cell>
        </table:table-row>
        <table:table-row table:style-name="ro1">
          <table:table-cell table:formula="of:=[.A7]+45"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CONCATENATE([.A8];&quot;-&quot;;[.B8];&quot;-&quot;;[.C8])" office:value-type="string" office:string-value="315-0.25-1" calcext:value-type="string">
            <text:p>315-0.25-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D8]" office:value-type="string" office:string-value="315-0.25-1" calcext:value-type="string">
            <text:p>315-0.25-1</text:p>
          </table:table-cell>
          <table:table-cell table:formula="of:=[.F9]" office:value-type="float" office:value="31" calcext:value-type="float">
            <text:p>31</text:p>
          </table:table-cell>
          <table:table-cell table:formula="of:=[.G8]" office:value-type="string" office:string-value="315-0.25-1" calcext:value-type="string">
            <text:p>315-0.25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9];&quot;-&quot;;[.B9];&quot;-&quot;;[.C9])" office:value-type="string" office:string-value="0-0.5-1" calcext:value-type="string">
            <text:p>0-0.5-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D9]" office:value-type="string" office:string-value="0-0.5-1" calcext:value-type="string">
            <text:p>0-0.5-1</text:p>
          </table:table-cell>
          <table:table-cell table:formula="of:=[.F10]" office:value-type="float" office:value="32" calcext:value-type="float">
            <text:p>32</text:p>
          </table:table-cell>
          <table:table-cell table:formula="of:=[.G9]" office:value-type="string" office:string-value="0-0.5-1" calcext:value-type="string">
            <text:p>0-0.5-1</text:p>
          </table:table-cell>
        </table:table-row>
        <table:table-row table:style-name="ro1">
          <table:table-cell table:formula="of:=[.A9]+45"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0];&quot;-&quot;;[.B10];&quot;-&quot;;[.C10])" office:value-type="string" office:string-value="45-0.5-1" calcext:value-type="string">
            <text:p>45-0.5-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D10]" office:value-type="string" office:string-value="45-0.5-1" calcext:value-type="string">
            <text:p>45-0.5-1</text:p>
          </table:table-cell>
          <table:table-cell table:formula="of:=[.F11]" office:value-type="float" office:value="33" calcext:value-type="float">
            <text:p>33</text:p>
          </table:table-cell>
          <table:table-cell table:formula="of:=[.G10]" office:value-type="string" office:string-value="45-0.5-1" calcext:value-type="string">
            <text:p>45-0.5-1</text:p>
          </table:table-cell>
        </table:table-row>
        <table:table-row table:style-name="ro1">
          <table:table-cell table:formula="of:=[.A10]+45"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1];&quot;-&quot;;[.B11];&quot;-&quot;;[.C11])" office:value-type="string" office:string-value="90-0.5-1" calcext:value-type="string">
            <text:p>90-0.5-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D11]" office:value-type="string" office:string-value="90-0.5-1" calcext:value-type="string">
            <text:p>90-0.5-1</text:p>
          </table:table-cell>
          <table:table-cell table:formula="of:=[.F12]" office:value-type="float" office:value="34" calcext:value-type="float">
            <text:p>34</text:p>
          </table:table-cell>
          <table:table-cell table:formula="of:=[.G11]" office:value-type="string" office:string-value="90-0.5-1" calcext:value-type="string">
            <text:p>90-0.5-1</text:p>
          </table:table-cell>
        </table:table-row>
        <table:table-row table:style-name="ro1">
          <table:table-cell table:formula="of:=[.A11]+45"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2];&quot;-&quot;;[.B12];&quot;-&quot;;[.C12])" office:value-type="string" office:string-value="135-0.5-1" calcext:value-type="string">
            <text:p>135-0.5-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12]" office:value-type="string" office:string-value="135-0.5-1" calcext:value-type="string">
            <text:p>135-0.5-1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2]" office:value-type="string" office:string-value="135-0.5-1" calcext:value-type="string">
            <text:p>135-0.5-1</text:p>
          </table:table-cell>
        </table:table-row>
        <table:table-row table:style-name="ro1">
          <table:table-cell table:formula="of:=[.A12]+45"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3];&quot;-&quot;;[.B13];&quot;-&quot;;[.C13])" office:value-type="string" office:string-value="180-0.5-1" calcext:value-type="string">
            <text:p>180-0.5-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13]" office:value-type="string" office:string-value="180-0.5-1" calcext:value-type="string">
            <text:p>180-0.5-1</text:p>
          </table:table-cell>
          <table:table-cell table:formula="of:=[.F14]" office:value-type="float" office:value="36" calcext:value-type="float">
            <text:p>36</text:p>
          </table:table-cell>
          <table:table-cell table:formula="of:=[.G13]" office:value-type="string" office:string-value="180-0.5-1" calcext:value-type="string">
            <text:p>180-0.5-1</text:p>
          </table:table-cell>
        </table:table-row>
        <table:table-row table:style-name="ro1">
          <table:table-cell table:formula="of:=[.A13]+45"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4];&quot;-&quot;;[.B14];&quot;-&quot;;[.C14])" office:value-type="string" office:string-value="225-0.5-1" calcext:value-type="string">
            <text:p>225-0.5-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14]" office:value-type="string" office:string-value="225-0.5-1" calcext:value-type="string">
            <text:p>225-0.5-1</text:p>
          </table:table-cell>
          <table:table-cell table:formula="of:=[.F15]" office:value-type="float" office:value="37" calcext:value-type="float">
            <text:p>37</text:p>
          </table:table-cell>
          <table:table-cell table:formula="of:=[.G14]" office:value-type="string" office:string-value="225-0.5-1" calcext:value-type="string">
            <text:p>225-0.5-1</text:p>
          </table:table-cell>
        </table:table-row>
        <table:table-row table:style-name="ro1">
          <table:table-cell table:formula="of:=[.A14]+45"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5];&quot;-&quot;;[.B15];&quot;-&quot;;[.C15])" office:value-type="string" office:string-value="270-0.5-1" calcext:value-type="string">
            <text:p>270-0.5-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D15]" office:value-type="string" office:string-value="270-0.5-1" calcext:value-type="string">
            <text:p>270-0.5-1</text:p>
          </table:table-cell>
          <table:table-cell table:formula="of:=[.F16]" office:value-type="float" office:value="38" calcext:value-type="float">
            <text:p>38</text:p>
          </table:table-cell>
          <table:table-cell table:formula="of:=[.G15]" office:value-type="string" office:string-value="270-0.5-1" calcext:value-type="string">
            <text:p>270-0.5-1</text:p>
          </table:table-cell>
        </table:table-row>
        <table:table-row table:style-name="ro1">
          <table:table-cell table:formula="of:=[.A15]+45"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CONCATENATE([.A16];&quot;-&quot;;[.B16];&quot;-&quot;;[.C16])" office:value-type="string" office:string-value="315-0.5-1" calcext:value-type="string">
            <text:p>315-0.5-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D16]" office:value-type="string" office:string-value="315-0.5-1" calcext:value-type="string">
            <text:p>315-0.5-1</text:p>
          </table:table-cell>
          <table:table-cell table:formula="of:=[.F17]" office:value-type="float" office:value="41" calcext:value-type="float">
            <text:p>41</text:p>
          </table:table-cell>
          <table:table-cell table:formula="of:=[.G16]" office:value-type="string" office:string-value="315-0.5-1" calcext:value-type="string">
            <text:p>315-0.5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17];&quot;-&quot;;[.B17];&quot;-&quot;;[.C17])" office:value-type="string" office:string-value="0-0.75-1" calcext:value-type="string">
            <text:p>0-0.75-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D17]" office:value-type="string" office:string-value="0-0.75-1" calcext:value-type="string">
            <text:p>0-0.75-1</text:p>
          </table:table-cell>
          <table:table-cell table:formula="of:=[.F18]" office:value-type="float" office:value="42" calcext:value-type="float">
            <text:p>42</text:p>
          </table:table-cell>
          <table:table-cell table:formula="of:=[.G17]" office:value-type="string" office:string-value="0-0.75-1" calcext:value-type="string">
            <text:p>0-0.75-1</text:p>
          </table:table-cell>
        </table:table-row>
        <table:table-row table:style-name="ro1">
          <table:table-cell table:formula="of:=[.A17]+45"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18];&quot;-&quot;;[.B18];&quot;-&quot;;[.C18])" office:value-type="string" office:string-value="45-0.75-1" calcext:value-type="string">
            <text:p>45-0.75-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D18]" office:value-type="string" office:string-value="45-0.75-1" calcext:value-type="string">
            <text:p>45-0.75-1</text:p>
          </table:table-cell>
          <table:table-cell table:formula="of:=[.F19]" office:value-type="float" office:value="43" calcext:value-type="float">
            <text:p>43</text:p>
          </table:table-cell>
          <table:table-cell table:formula="of:=[.G18]" office:value-type="string" office:string-value="45-0.75-1" calcext:value-type="string">
            <text:p>45-0.75-1</text:p>
          </table:table-cell>
        </table:table-row>
        <table:table-row table:style-name="ro1">
          <table:table-cell table:formula="of:=[.A18]+45"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19];&quot;-&quot;;[.B19];&quot;-&quot;;[.C19])" office:value-type="string" office:string-value="90-0.75-1" calcext:value-type="string">
            <text:p>90-0.75-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D19]" office:value-type="string" office:string-value="90-0.75-1" calcext:value-type="string">
            <text:p>90-0.75-1</text:p>
          </table:table-cell>
          <table:table-cell table:formula="of:=[.F20]" office:value-type="float" office:value="44" calcext:value-type="float">
            <text:p>44</text:p>
          </table:table-cell>
          <table:table-cell table:formula="of:=[.G19]" office:value-type="string" office:string-value="90-0.75-1" calcext:value-type="string">
            <text:p>90-0.75-1</text:p>
          </table:table-cell>
        </table:table-row>
        <table:table-row table:style-name="ro1">
          <table:table-cell table:formula="of:=[.A19]+45"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20];&quot;-&quot;;[.B20];&quot;-&quot;;[.C20])" office:value-type="string" office:string-value="135-0.75-1" calcext:value-type="string">
            <text:p>135-0.75-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D20]" office:value-type="string" office:string-value="135-0.75-1" calcext:value-type="string">
            <text:p>135-0.75-1</text:p>
          </table:table-cell>
          <table:table-cell table:formula="of:=[.F21]" office:value-type="float" office:value="45" calcext:value-type="float">
            <text:p>45</text:p>
          </table:table-cell>
          <table:table-cell table:formula="of:=[.G20]" office:value-type="string" office:string-value="135-0.75-1" calcext:value-type="string">
            <text:p>135-0.75-1</text:p>
          </table:table-cell>
        </table:table-row>
        <table:table-row table:style-name="ro1">
          <table:table-cell table:formula="of:=[.A20]+45"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21];&quot;-&quot;;[.B21];&quot;-&quot;;[.C21])" office:value-type="string" office:string-value="180-0.75-1" calcext:value-type="string">
            <text:p>180-0.75-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D21]" office:value-type="string" office:string-value="180-0.75-1" calcext:value-type="string">
            <text:p>180-0.75-1</text:p>
          </table:table-cell>
          <table:table-cell table:formula="of:=[.F22]" office:value-type="float" office:value="46" calcext:value-type="float">
            <text:p>46</text:p>
          </table:table-cell>
          <table:table-cell table:formula="of:=[.G21]" office:value-type="string" office:string-value="180-0.75-1" calcext:value-type="string">
            <text:p>180-0.75-1</text:p>
          </table:table-cell>
        </table:table-row>
        <table:table-row table:style-name="ro1">
          <table:table-cell table:formula="of:=[.A21]+45"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22];&quot;-&quot;;[.B22];&quot;-&quot;;[.C22])" office:value-type="string" office:string-value="225-0.75-1" calcext:value-type="string">
            <text:p>225-0.75-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D22]" office:value-type="string" office:string-value="225-0.75-1" calcext:value-type="string">
            <text:p>225-0.75-1</text:p>
          </table:table-cell>
          <table:table-cell table:formula="of:=[.F23]" office:value-type="float" office:value="47" calcext:value-type="float">
            <text:p>47</text:p>
          </table:table-cell>
          <table:table-cell table:formula="of:=[.G22]" office:value-type="string" office:string-value="225-0.75-1" calcext:value-type="string">
            <text:p>225-0.75-1</text:p>
          </table:table-cell>
        </table:table-row>
        <table:table-row table:style-name="ro1">
          <table:table-cell table:formula="of:=[.A22]+45"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23];&quot;-&quot;;[.B23];&quot;-&quot;;[.C23])" office:value-type="string" office:string-value="270-0.75-1" calcext:value-type="string">
            <text:p>270-0.75-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D23]" office:value-type="string" office:string-value="270-0.75-1" calcext:value-type="string">
            <text:p>270-0.75-1</text:p>
          </table:table-cell>
          <table:table-cell table:formula="of:=[.F24]" office:value-type="float" office:value="48" calcext:value-type="float">
            <text:p>48</text:p>
          </table:table-cell>
          <table:table-cell table:formula="of:=[.G23]" office:value-type="string" office:string-value="270-0.75-1" calcext:value-type="string">
            <text:p>270-0.75-1</text:p>
          </table:table-cell>
        </table:table-row>
        <table:table-row table:style-name="ro1">
          <table:table-cell table:formula="of:=[.A23]+45"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CONCATENATE([.A24];&quot;-&quot;;[.B24];&quot;-&quot;;[.C24])" office:value-type="string" office:string-value="315-0.75-1" calcext:value-type="string">
            <text:p>315-0.75-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D24]" office:value-type="string" office:string-value="315-0.75-1" calcext:value-type="string">
            <text:p>315-0.75-1</text:p>
          </table:table-cell>
          <table:table-cell table:formula="of:=[.F25]" office:value-type="float" office:value="51" calcext:value-type="float">
            <text:p>51</text:p>
          </table:table-cell>
          <table:table-cell table:formula="of:=[.G24]" office:value-type="string" office:string-value="315-0.75-1" calcext:value-type="string">
            <text:p>315-0.75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5];&quot;-&quot;;[.B25];&quot;-&quot;;[.C25])" office:value-type="string" office:string-value="0-1-1" calcext:value-type="string">
            <text:p>0-1-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D25]" office:value-type="string" office:string-value="0-1-1" calcext:value-type="string">
            <text:p>0-1-1</text:p>
          </table:table-cell>
          <table:table-cell table:formula="of:=[.F26]" office:value-type="float" office:value="52" calcext:value-type="float">
            <text:p>52</text:p>
          </table:table-cell>
          <table:table-cell table:formula="of:=[.G25]" office:value-type="string" office:string-value="0-1-1" calcext:value-type="string">
            <text:p>0-1-1</text:p>
          </table:table-cell>
        </table:table-row>
        <table:table-row table:style-name="ro1">
          <table:table-cell table:formula="of:=[.A25]+45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6];&quot;-&quot;;[.B26];&quot;-&quot;;[.C26])" office:value-type="string" office:string-value="45-1-1" calcext:value-type="string">
            <text:p>45-1-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D26]" office:value-type="string" office:string-value="45-1-1" calcext:value-type="string">
            <text:p>45-1-1</text:p>
          </table:table-cell>
          <table:table-cell table:formula="of:=[.F27]" office:value-type="float" office:value="53" calcext:value-type="float">
            <text:p>53</text:p>
          </table:table-cell>
          <table:table-cell table:formula="of:=[.G26]" office:value-type="string" office:string-value="45-1-1" calcext:value-type="string">
            <text:p>45-1-1</text:p>
          </table:table-cell>
        </table:table-row>
        <table:table-row table:style-name="ro1">
          <table:table-cell table:formula="of:=[.A26]+45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7];&quot;-&quot;;[.B27];&quot;-&quot;;[.C27])" office:value-type="string" office:string-value="90-1-1" calcext:value-type="string">
            <text:p>90-1-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D27]" office:value-type="string" office:string-value="90-1-1" calcext:value-type="string">
            <text:p>90-1-1</text:p>
          </table:table-cell>
          <table:table-cell table:formula="of:=[.F28]" office:value-type="float" office:value="54" calcext:value-type="float">
            <text:p>54</text:p>
          </table:table-cell>
          <table:table-cell table:formula="of:=[.G27]" office:value-type="string" office:string-value="90-1-1" calcext:value-type="string">
            <text:p>90-1-1</text:p>
          </table:table-cell>
        </table:table-row>
        <table:table-row table:style-name="ro1">
          <table:table-cell table:formula="of:=[.A27]+45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8];&quot;-&quot;;[.B28];&quot;-&quot;;[.C28])" office:value-type="string" office:string-value="135-1-1" calcext:value-type="string">
            <text:p>135-1-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D28]" office:value-type="string" office:string-value="135-1-1" calcext:value-type="string">
            <text:p>135-1-1</text:p>
          </table:table-cell>
          <table:table-cell table:formula="of:=[.F29]" office:value-type="float" office:value="55" calcext:value-type="float">
            <text:p>55</text:p>
          </table:table-cell>
          <table:table-cell table:formula="of:=[.G28]" office:value-type="string" office:string-value="135-1-1" calcext:value-type="string">
            <text:p>135-1-1</text:p>
          </table:table-cell>
        </table:table-row>
        <table:table-row table:style-name="ro1">
          <table:table-cell table:formula="of:=[.A28]+45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9];&quot;-&quot;;[.B29];&quot;-&quot;;[.C29])" office:value-type="string" office:string-value="180-1-1" calcext:value-type="string">
            <text:p>180-1-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9]" office:value-type="string" office:string-value="180-1-1" calcext:value-type="string">
            <text:p>180-1-1</text:p>
          </table:table-cell>
          <table:table-cell table:formula="of:=[.F30]" office:value-type="float" office:value="56" calcext:value-type="float">
            <text:p>56</text:p>
          </table:table-cell>
          <table:table-cell table:formula="of:=[.G29]" office:value-type="string" office:string-value="180-1-1" calcext:value-type="string">
            <text:p>180-1-1</text:p>
          </table:table-cell>
        </table:table-row>
        <table:table-row table:style-name="ro1">
          <table:table-cell table:formula="of:=[.A29]+45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30];&quot;-&quot;;[.B30];&quot;-&quot;;[.C30])" office:value-type="string" office:string-value="225-1-1" calcext:value-type="string">
            <text:p>225-1-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D30]" office:value-type="string" office:string-value="225-1-1" calcext:value-type="string">
            <text:p>225-1-1</text:p>
          </table:table-cell>
          <table:table-cell table:formula="of:=[.F31]" office:value-type="float" office:value="57" calcext:value-type="float">
            <text:p>57</text:p>
          </table:table-cell>
          <table:table-cell table:formula="of:=[.G30]" office:value-type="string" office:string-value="225-1-1" calcext:value-type="string">
            <text:p>225-1-1</text:p>
          </table:table-cell>
        </table:table-row>
        <table:table-row table:style-name="ro1">
          <table:table-cell table:formula="of:=[.A30]+45"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31];&quot;-&quot;;[.B31];&quot;-&quot;;[.C31])" office:value-type="string" office:string-value="270-1-1" calcext:value-type="string">
            <text:p>270-1-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D31]" office:value-type="string" office:string-value="270-1-1" calcext:value-type="string">
            <text:p>270-1-1</text:p>
          </table:table-cell>
          <table:table-cell table:formula="of:=[.F32]" office:value-type="float" office:value="58" calcext:value-type="float">
            <text:p>58</text:p>
          </table:table-cell>
          <table:table-cell table:formula="of:=[.G31]" office:value-type="string" office:string-value="270-1-1" calcext:value-type="string">
            <text:p>270-1-1</text:p>
          </table:table-cell>
        </table:table-row>
        <table:table-row table:style-name="ro1">
          <table:table-cell table:formula="of:=[.A31]+45"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32];&quot;-&quot;;[.B32];&quot;-&quot;;[.C32])" office:value-type="string" office:string-value="315-1-1" calcext:value-type="string">
            <text:p>315-1-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D32]" office:value-type="string" office:string-value="315-1-1" calcext:value-type="string">
            <text:p>315-1-1</text:p>
          </table:table-cell>
          <table:table-cell office:value-type="float" office:value="59" calcext:value-type="float">
            <text:p>59</text:p>
          </table:table-cell>
          <table:table-cell table:formula="of:=[.G32]" office:value-type="string" office:string-value="315-1-1" calcext:value-type="string">
            <text:p>315-1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2:50:26.7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derico Damian Esteban</meta:initial-creator>
    <meta:creation-date>2020-12-11T17:44:09.446000000</meta:creation-date>
    <dc:date>2020-12-11T23:51:17.937000000</dc:date>
    <dc:creator>Federico Damian Esteban</dc:creator>
    <meta:editing-duration>PT35M59S</meta:editing-duration>
    <meta:editing-cycles>3</meta:editing-cycles>
    <meta:generator>LibreOffice/7.0.1.2$Windows_X86_64 LibreOffice_project/7cbcfc562f6eb6708b5ff7d7397325de9e764452</meta:generator>
    <meta:document-statistic meta:table-count="2" meta:cell-count="547" meta:object-count="0"/>
  </office:meta>
</office:document-meta>
</file>